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title">
      <style:graphic-properties draw:fill-color="#ffffff" fo:min-height="3.507cm"/>
    </style:style>
    <style:style style:name="pr6" style:family="presentation" style:parent-style-name="bluesquares-outline1">
      <style:graphic-properties draw:fill-color="#ffffff" fo:min-height="13.86cm"/>
    </style:style>
    <style:style style:name="pr7" style:family="presentation" style:parent-style-name="bluesquares-notes">
      <style:graphic-properties draw:fill-color="#ffffff" fo:min-height="10.6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40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0cm" fo:margin-right="0cm" fo:text-indent="0cm"/>
      <style:text-properties fo:font-size="36pt"/>
    </style:style>
    <style:style style:name="P11" style:family="paragraph">
      <style:paragraph-properties fo:margin-left="0cm" fo:margin-right="0cm" fo:text-indent="0cm"/>
      <style:text-properties fo:font-size="44pt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ize="40pt"/>
    </style:style>
    <style:style style:name="T4" style:family="text">
      <style:text-properties fo:font-size="36pt"/>
    </style:style>
    <style:style style:name="T5" style:family="text">
      <style:text-properties fo:font-size="44pt"/>
    </style:style>
    <style:style style:name="T6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</text:p>
          </draw:text-box>
        </draw:frame>
        <draw:frame presentation:style-name="pr4" draw:text-style-name="P5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 text:id="id1" text:style-name="P5">What is computer software?</text:p>
              </text:list-item>
            </text:list>
            <text:list text:style-name="L2">
              <text:list-item>
                <text:p text:id="id2" text:style-name="P5">Why do we struggle to build high quality computer-based systems?</text:p>
              </text:list-item>
            </text:list>
            <text:list text:style-name="L2">
              <text:list-item>
                <text:p text:id="id3" text:style-name="P5">How can we categorize application domains for computer software?</text:p>
              </text:list-item>
            </text:list>
            <text:list text:style-name="L2">
              <text:list-item>
                <text:p text:id="id4" text:style-name="P5">What myths about software still exists?</text:p>
              </text:list-item>
            </text:list>
            <text:list text:style-name="L2">
              <text:list-item>
                <text:p text:id="id5" text:style-name="P5">What is a 'software process'?</text:p>
              </text:list-item>
            </text:list>
            <text:list text:style-name="L2">
              <text:list-item>
                <text:p text:id="id6" text:style-name="P5">Is there a generic way to assess the quality of a proces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(2)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 text:style-name="P5">What process models can be applied to software development?</text:p>
              </text:list-item>
            </text:list>
            <text:list text:style-name="L2">
              <text:list-item>
                <text:p text:id="id8" text:style-name="P5">How do linear and iterative process models differ?</text:p>
              </text:list-item>
            </text:list>
            <text:list text:style-name="L2">
              <text:list-item>
                <text:p text:id="id9" text:style-name="P5">What are their strengths and weaknesses?</text:p>
              </text:list-item>
            </text:list>
            <text:list text:style-name="L2">
              <text:list-item>
                <text:p text:id="id10" text:style-name="P5">What advanced process models have been proposed for software engineering work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Produc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" text:style-name="P5">Computer software has become a driving force</text:p>
              </text:list-item>
            </text:list>
            <text:list text:style-name="L2">
              <text:list-item>
                <text:list>
                  <text:list-item>
                    <text:p text:id="id12" text:style-name="P6">Business decision-m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" text:style-name="P6">Scientific investig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Engineering problem solv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Embedded: transportation, medical, telecommunications, military, industrial processess, entertainment, office produ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..almost endl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<text:s text:c="5"/>Evolving Role of Softwar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Software: <text:span text:style-name="T2">Product</text:span> and <text:span text:style-name="T2">Vehicle for delivering a product</text:span></text:p>
              </text:list-item>
            </text:list>
            <text:list text:style-name="L2">
              <text:list-item>
                <text:p text:id="id18" text:style-name="P5">Product</text:p>
              </text:list-item>
            </text:list>
            <text:list text:style-name="L2">
              <text:list-item>
                <text:list>
                  <text:list-item>
                    <text:p text:id="id19" text:style-name="P6">information transformer</text:p>
                  </text:list-item>
                </text:list>
              </text:list-item>
            </text:list>
            <text:list text:style-name="L2">
              <text:list-item>
                <text:p text:id="id20" text:style-name="P5">Vehicle for delivering a product</text:p>
              </text:list-item>
            </text:list>
            <text:list text:style-name="L2">
              <text:list-item>
                <text:list>
                  <text:list-item>
                    <text:p text:id="id21" text:style-name="P6">control of computer (Operating System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6">communication of information (Network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6">creation and control of other programs (Software Tools and Environme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5" draw:text-style-name="P7" draw:layer="layout" svg:width="25.199cm" svg:height="3.507cm" svg:x="1.4cm" svg:y="0.837cm" presentation:class="title" presentation:user-transformed="true">
          <draw:text-box>
            <text:p text:style-name="P2"><text:span text:style-name="T3"><text:s text:c="5"/></text:span><text:span text:style-name="T3">Evolving Role of Software(2)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5">Role of software has undergone significant change</text:p>
              </text:list-item>
            </text:list>
            <text:list text:style-name="L2">
              <text:list-item>
                <text:list>
                  <text:list-item>
                    <text:p text:id="id25" text:style-name="P6">improvements in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computing archite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increase in memory and storage capa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6">variety of exotic input and output options</text:p>
                  </text:list-item>
                </text:list>
              </text:list-item>
            </text:list>
            <text:list text:style-name="L2">
              <text:list-item>
                <text:p text:id="id29" text:style-name="P5">Resulted to sophisticated and complex computer-based systems</text:p>
              </text:list-item>
            </text:list>
            <text:list text:style-name="L2">
              <text:list-item>
                <text:p text:id="id30" text:style-name="P5">Poses huge problems for build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3"><text:s text:c="5"/></text:span><text:span text:style-name="T3">Evolving Role of Software(3)</text:span></text:p>
          </draw:text-box>
        </draw:frame>
        <draw:frame presentation:style-name="pr6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31" text:style-name="P5">Early Years (1950's)</text:p>
              </text:list-item>
            </text:list>
            <text:list text:style-name="L2">
              <text:list-item>
                <text:list>
                  <text:list-item>
                    <text:p text:id="id32" text:style-name="P6">Batch ori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6">Limited Distrib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Custom Software</text:p>
                  </text:list-item>
                </text:list>
              </text:list-item>
            </text:list>
            <text:list text:style-name="L2">
              <text:list-item>
                <text:p text:id="id35" text:style-name="P5">Second Era (Mid 1960's-Late 1970's)</text:p>
              </text:list-item>
            </text:list>
            <text:list text:style-name="L2">
              <text:list-item>
                <text:list>
                  <text:list-item>
                    <text:p text:id="id36" text:style-name="P6">Multius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Real-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Product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3"><text:s text:c="5"/></text:span><text:span text:style-name="T3">Evolving Role of Software(4)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Third Era (Mid 1970's)</text:p>
              </text:list-item>
            </text:list>
            <text:list text:style-name="L2">
              <text:list-item>
                <text:list>
                  <text:list-item>
                    <text:p text:id="id41" text:style-name="P6">Distributed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Embedded “intelligenc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3" text:style-name="P8">microprocess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Low cost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5" text:style-name="P8">personal comput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nsumer impa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3"><text:s text:c="5"/></text:span><text:span text:style-name="T3">Evolving Role of Software(5)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Fourth Era (Late 1980's)</text:p>
              </text:list-item>
            </text:list>
            <text:list text:style-name="L2">
              <text:list-item>
                <text:list>
                  <text:list-item>
                    <text:p text:id="id48" text:style-name="P6">Powerful desktop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Object-oriented technolog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6">Expert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rtificial neural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Parallel Compu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8">The Interne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pan text:style-name="T3"><text:s text:c="7"/></text:span><text:span text:style-name="T3">Evolving Role of Software(6)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5">Software related problems persisted</text:p>
              </text:list-item>
            </text:list>
            <text:list text:style-name="L3">
              <text:list-item>
                <text:list>
                  <text:list-item>
                    <text:p text:id="id56" text:style-name="P9">Hardware advances outpace ability to build software to tap hardware pow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57" text:style-name="P9">Ability to build programs cannot keep pace with demand for new business and market need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58" text:style-name="P9">Continuing struggle to increase reliability and quality of softwar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59" text:style-name="P9">Difficulty in supporting and enhancing existing progr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Industry Perspective</text:p>
          </draw:text-box>
        </draw:frame>
        <draw:frame presentation:style-name="pr6" draw:text-style-name="P5" draw:layer="layout" svg:width="25.199cm" svg:height="14.006cm" svg:x="1.4cm" svg:y="4.914cm" presentation:class="outline" presentation:user-transformed="true">
          <draw:text-box>
            <text:list text:style-name="L2">
              <text:list-item>
                <text:p text:id="id60" text:style-name="P5">Early years</text:p>
              </text:list-item>
            </text:list>
            <text:list text:style-name="L2">
              <text:list-item>
                <text:list>
                  <text:list-item>
                    <text:p text:id="id61" text:style-name="P6">Hardware ori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2" text:style-name="P8">hardware engineerin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Programming is an “art form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4" text:style-name="P8">few formal methods exist, few use formal method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5" text:style-name="P8">trial and err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6" text:style-name="P8">undiscipl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67" text:style-name="P5">Today</text:p>
              </text:list-item>
            </text:list>
            <text:list text:style-name="L2">
              <text:list-item>
                <text:list>
                  <text:list-item>
                    <text:p text:id="id68" text:style-name="P6">Software rules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<text:s/>Industry Perspective (2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Questions asked by managers and technical practitioners</text:p>
              </text:list-item>
            </text:list>
            <text:list text:style-name="L2">
              <text:list-item>
                <text:list>
                  <text:list-item>
                    <text:p text:id="id70" text:style-name="P6">Why does it take so long to get programs finish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Why are costs so high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Why can't we find all errors before we give the software to our customer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Why do we have difficulty in measuring progress as software is being developed?<text:line-break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ging Software Plant</text:p>
          </draw:text-box>
        </draw:frame>
        <draw:frame presentation:style-name="pr6" draw:text-style-name="P5" draw:layer="layout" svg:width="25.199cm" svg:height="14.501cm" svg:x="1.4cm" svg:y="4.914cm" presentation:class="outline" presentation:user-transformed="true">
          <draw:text-box>
            <text:list text:style-name="L2">
              <text:list-item>
                <text:p text:id="id74" text:style-name="P5">Information system applications written twenty years ago are virtually unmaintainable</text:p>
              </text:list-item>
            </text:list>
            <text:list text:style-name="L2">
              <text:list-item>
                <text:p text:id="id75" text:style-name="P5">Internal structure of engineering applications used to produce critical design data are hard to understand</text:p>
              </text:list-item>
            </text:list>
            <text:list text:style-name="L2">
              <text:list-item>
                <text:p text:id="id76" text:style-name="P5">Embedded systems that exhibit strange and sometimes unexplained behavior cannot be taken out of service</text:p>
              </text:list-item>
            </text:list>
            <text:list text:style-name="L2">
              <text:list-item>
                <text:list>
                  <text:list-item>
                    <text:p text:id="id77" text:style-name="P6">no available replacement is avail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5" draw:text-style-name="P10" draw:layer="layout" svg:width="25.199cm" svg:height="3.507cm" svg:x="1.4cm" svg:y="0.837cm" presentation:class="title">
          <draw:text-box>
            <text:p text:style-name="P2"><text:span text:style-name="T4">Software Competitiveness</text:span></text:p>
          </draw:text-box>
        </draw:frame>
        <draw:frame presentation:style-name="pr6" draw:text-style-name="P5" draw:layer="layout" svg:width="25.199cm" svg:height="14.751cm" svg:x="1.4cm" svg:y="4.914cm" presentation:class="outline" presentation:user-transformed="true">
          <draw:text-box>
            <text:list text:style-name="L2">
              <text:list-item>
                <text:p text:id="id78" text:style-name="P5">Software developers in companies were once the only show in town</text:p>
              </text:list-item>
            </text:list>
            <text:list text:style-name="L2">
              <text:list-item>
                <text:list>
                  <text:list-item>
                    <text:p text:id="id79" text:style-name="P6">programs are custom-buil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they dictated costs, schedule, and quality</text:p>
                  </text:list-item>
                </text:list>
              </text:list-item>
            </text:list>
            <text:list text:style-name="L2">
              <text:list-item>
                <text:p text:id="id81" text:style-name="P5">Today, software is an extremely competitive business</text:p>
              </text:list-item>
            </text:list>
            <text:list text:style-name="L2">
              <text:list-item>
                <text:list>
                  <text:list-item>
                    <text:p text:id="id82" text:style-name="P6">off-the-shel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outsour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cost, timeliness, and quality are primary driv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Textbook descriptions</text:p>
              </text:list-item>
            </text:list>
            <text:list text:style-name="L2">
              <text:list-item>
                <text:list>
                  <text:list-item>
                    <text:p text:id="id86" text:style-name="P6">instructions (computer programs) that when executed provide desired function and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data structures that enable the programs to adequately manipulate inform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documents that describe the operation and use of the programs</text:p>
                  </text:list-item>
                </text:list>
              </text:list-item>
            </text:list>
            <text:list text:style-name="L2">
              <text:list-item>
                <text:p text:id="id89" text:style-name="P5">Descriptions above are not enough to really understand what it mea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5" draw:text-style-name="P11" draw:layer="layout" svg:width="25.199cm" svg:height="3.507cm" svg:x="1.4cm" svg:y="0.837cm" presentation:class="title">
          <draw:text-box>
            <text:p text:style-name="P2"><text:span text:style-name="T5"><text:s text:c="4"/></text:span><text:span text:style-name="T5">Software Characteristics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Software is a logical rather than a physical system element</text:p>
              </text:list-item>
            </text:list>
            <text:list text:style-name="L2">
              <text:list-item>
                <text:p text:id="id91" text:style-name="P5">Software is developed or engineered, not manufactured in the classical sense</text:p>
              </text:list-item>
            </text:list>
            <text:list text:style-name="L2">
              <text:list-item>
                <text:list>
                  <text:list-item>
                    <text:p text:id="id92" text:style-name="P6">high quality is dependent on good design</text:p>
                  </text:list-item>
                </text:list>
              </text:list-item>
            </text:list>
            <text:list text:style-name="L2">
              <text:list-item>
                <text:p text:id="id93" text:style-name="P5">Software doesn't “wear out“</text:p>
              </text:list-item>
            </text:list>
            <text:list text:style-name="L2">
              <text:list-item>
                <text:list>
                  <text:list-item>
                    <text:p text:id="id94" text:style-name="P6">software deteriorates (due to chang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no software spare par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5" draw:text-style-name="P7" draw:layer="layout" svg:width="25.199cm" svg:height="3.507cm" svg:x="1.4cm" svg:y="0.837cm" presentation:class="title">
          <draw:text-box>
            <text:p text:style-name="P2"><text:span text:style-name="T3"><text:s text:c="5"/></text:span><text:span text:style-name="T3">Software Characteristics(2)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6" text:style-name="P5">Most software is custom-built, rather than being assembled from existing components</text:p>
              </text:list-item>
            </text:list>
            <text:list text:style-name="L2">
              <text:list-item>
                <text:list>
                  <text:list-item>
                    <text:p text:id="id97" text:style-name="P6">slowly changine because of object-oriented technolog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Libraries (API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Plugin Architec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Component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5">Collection of standard components is typical of an engineering discipline</text:p>
              </text:list-item>
            </text:list>
            <text:list text:style-name="L2">
              <text:list-item>
                <text:list>
                  <text:list-item>
                    <text:p text:id="id101" text:style-name="P6">realized in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2" text:style-name="P6">still to be achieved in software</text:p>
                  </text:list-item>
                </text:list>
              </text:list-item>
            </text:list>
            <text:list text:style-name="L2">
              <text:list-item>
                <text:p text:id="id103" text:style-name="P5">Reusability is an essential characteristic of a high quality software component</text:p>
              </text:list-item>
            </text:list>
            <text:list text:style-name="L2">
              <text:list-item>
                <text:list>
                  <text:list-item>
                    <text:p text:id="id104" text:style-name="P6">algorithm reuse (functi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5" text:style-name="P6">algorithm+data structure (objec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8">GU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Applications</text:p>
          </draw:text-box>
        </draw:frame>
        <draw:frame presentation:style-name="pr6" draw:text-style-name="P5" draw:layer="layout" svg:width="25.199cm" svg:height="14.621cm" svg:x="1.4cm" svg:y="4.914cm" presentation:class="outline" presentation:user-transformed="true">
          <draw:text-box>
            <text:list text:style-name="L2">
              <text:list-item>
                <text:p text:id="id107" text:style-name="P5">Software may be applied in any situation for which a set of procedural steps (i.e., an algorithm) has been defined</text:p>
              </text:list-item>
            </text:list>
            <text:list text:style-name="L2">
              <text:list-item>
                <text:list>
                  <text:list-item>
                    <text:p text:id="id108" text:style-name="P6">Nature of software can be determined by information <text:span text:style-name="T2">content </text:span><text:span text:style-name="T6">and </text:span><text:span text:style-name="T2">determinacy</text:span></text:p>
                  </text:list-item>
                </text:list>
              </text:list-item>
            </text:list>
            <text:list text:style-name="L2">
              <text:list-item>
                <text:p text:id="id109" text:style-name="P5"><text:span text:style-name="T6">Content</text:span></text:p>
              </text:list-item>
            </text:list>
            <text:list text:style-name="L2">
              <text:list-item>
                <text:list>
                  <text:list-item>
                    <text:p text:id="id110" text:style-name="P6"><text:span text:style-name="T6">meaning and form of incoming and outgoing information</text:span></text:p>
                  </text:list-item>
                </text:list>
              </text:list-item>
            </text:list>
            <text:list text:style-name="L2">
              <text:list-item>
                <text:p text:id="id111" text:style-name="P5"><text:span text:style-name="T6">Determinacy</text:span></text:p>
              </text:list-item>
            </text:list>
            <text:list text:style-name="L2">
              <text:list-item>
                <text:list>
                  <text:list-item>
                    <text:p text:id="id112" text:style-name="P6"><text:span text:style-name="T6">predictability of order/timing of inform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<text:s text:c="4"/>Software Applications (2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3" text:style-name="P5">System Software</text:p>
              </text:list-item>
            </text:list>
            <text:list text:style-name="L2">
              <text:list-item>
                <text:list>
                  <text:list-item>
                    <text:p text:id="id114" text:style-name="P6">written to service other progr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ex. compilers, operating systems, dri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characterized by heavy interactions with hardware; heavy usage by multiple users;concurrent operations that require scheduling;resource sharing;process management;complex data structures; and multiple external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<text:s text:c="3"/>Software Applications (3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7" text:style-name="P5">Real-Time Software</text:p>
              </text:list-item>
            </text:list>
            <text:list text:style-name="L2">
              <text:list-item>
                <text:list>
                  <text:list-item>
                    <text:p text:id="id118" text:style-name="P6">monitor/analyze/control real world events as they occ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ex. missile detection system, submarine navigation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includes data gathering, analysis, control/output, and monitoring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must respond under strict time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<text:s text:c="3"/>Software Applications (4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2" text:style-name="P5">Business Software</text:p>
              </text:list-item>
            </text:list>
            <text:list text:style-name="L2">
              <text:list-item>
                <text:list>
                  <text:list-item>
                    <text:p text:id="id123" text:style-name="P6">largest single software application are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6">ex. payroll, inventory, POS, M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6">restructure existing data to support business operations or management decision mak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probably what you will be working on in the indust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<text:s text:c="4"/>Software Applications (5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7" text:style-name="P5">Engineering and Scientific Software</text:p>
              </text:list-item>
            </text:list>
            <text:list text:style-name="L2">
              <text:list-item>
                <text:list>
                  <text:list-item>
                    <text:p text:id="id128" text:style-name="P6">number-crunch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9" text:style-name="P6">ex. stress analysis systems for automotives, space shuttle orbital dynamics, CAD software, YACAS?</text:p>
                  </text:list-item>
                </text:list>
              </text:list-item>
            </text:list>
            <text:list text:style-name="L2">
              <text:list-item>
                <text:p text:id="id130" text:style-name="P5">Embedded Software</text:p>
              </text:list-item>
            </text:list>
            <text:list text:style-name="L2">
              <text:list-item>
                <text:list>
                  <text:list-item>
                    <text:p text:id="id131" text:style-name="P6">used in intelligent produ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ex. brake systems in car, cellph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normally resides in RO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<text:s text:c="4"/>Software Applications (6)</text:p>
          </draw:text-box>
        </draw:frame>
        <draw:frame presentation:style-name="pr6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134" text:style-name="P5">Personal Computer Software</text:p>
              </text:list-item>
            </text:list>
            <text:list text:style-name="L2">
              <text:list-item>
                <text:list>
                  <text:list-item>
                    <text:p text:id="id135" text:style-name="P6">desktop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ex. word processors, spreadsheets, DB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Commercial-Off-The-Shelf (CO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several competing products</text:p>
                  </text:list-item>
                </text:list>
              </text:list-item>
            </text:list>
            <text:list text:style-name="L2">
              <text:list-item>
                <text:p text:id="id139" text:style-name="P5">Artificial Intelligence Software</text:p>
              </text:list-item>
            </text:list>
            <text:list text:style-name="L2">
              <text:list-item>
                <text:list>
                  <text:list-item>
                    <text:p text:id="id140" text:style-name="P6">nonnumeric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1" text:style-name="P6">ex. pattern recognition, game play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2" text:style-name="P6">expert systems, neural networks, M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Crisi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3" text:style-name="P5">Problems will be encountered in the development of computer software</text:p>
              </text:list-item>
            </text:list>
            <text:list text:style-name="L2">
              <text:list-item>
                <text:p text:id="id144" text:style-name="P5">The problems encompasses not just non-functioning software but also how we develop software, how we maintain existing software, and how we expect to keep pace with growing demand for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Myths</text:p>
          </draw:text-box>
        </draw:frame>
        <draw:frame presentation:style-name="pr6" draw:text-style-name="P5" draw:layer="layout" svg:width="25.199cm" svg:height="13.951cm" svg:x="1.4cm" svg:y="4.914cm" presentation:class="outline" presentation:user-transformed="true">
          <draw:text-box>
            <text:list text:style-name="L2">
              <text:list-item>
                <text:p text:id="id145" text:style-name="P5">Misleading attitudes that have caused serious problems for managers and technical people</text:p>
              </text:list-item>
            </text:list>
            <text:list text:style-name="L2">
              <text:list-item>
                <text:p text:id="id146" text:style-name="P5">Management Myth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47" text:style-name="P9">Everything my people need to know are in our book of standards and procedures for building software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48" text:style-name="P9">My people have the state-of-the-art software development tool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49" text:style-name="P9">If behind schedule, we can add more peop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Myths (2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0" text:style-name="P5">Customer Myth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1" text:style-name="P9">A general statement of objectives is enough to begin writing programs-details will come lat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52" text:style-name="P9">Project requirements continually change, but change can be easily accommodated because software is flexi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Software Myths (3)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5">Practitioner's Myth's</text:p>
              </text:list-item>
            </text:list>
            <text:list text:style-name="L2">
              <text:list-item>
                <text:list>
                  <text:list-item>
                    <text:p text:id="id154" text:style-name="P6">Once we write the program and get it to work, our job is d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6">Until I get the program “running“, I really have no way of assessing its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6">The only deliverable for a successful project is the working progra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7" text:style-name="P5">Software is a key element in the evolution of computer-based systems</text:p>
              </text:list-item>
            </text:list>
            <text:list text:style-name="L2">
              <text:list-item>
                <text:p text:id="id158" text:style-name="P5">Software has evolved from being a tool to an industry itself</text:p>
              </text:list-item>
            </text:list>
            <text:list text:style-name="L2">
              <text:list-item>
                <text:p text:id="id159" text:style-name="P5">Software has become a limiting factor in the evolution of computer-based systems</text:p>
              </text:list-item>
            </text:list>
            <text:list text:style-name="L2">
              <text:list-item>
                <text:p text:id="id160" text:style-name="P5">Software is composed of programs, data, and documentation</text:p>
              </text:list-item>
            </text:list>
            <text:list text:style-name="L2">
              <text:list-item>
                <text:p text:id="id161" text:style-name="P5">SE aim for creating high quality soft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5" draw:text-style-name="P2" draw:layer="layout" svg:width="25.199cm" svg:height="3.507cm" svg:x="1.4cm" svg:y="0.837cm" presentation:class="titl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.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2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19T07:31:34</dc:date>
    <dc:language>de-DE</dc:language>
    <meta:editing-cycles>215</meta:editing-cycles>
    <meta:editing-duration>PT7H16M50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